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800" calcext:value-type="float">
            <text:p>1800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table:formula="of:=SUM([.I8:.I11])" office:value-type="float" office:value="12400" calcext:value-type="float">
            <text:p>12400</text:p>
          </table:table-cell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 style:data-style-name="N2" text:time-value="15:46:03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2-18T15:50:47.811000000</dc:date>
    <meta:editing-duration>PT4M45S</meta:editing-duration>
    <meta:editing-cycles>1</meta:editing-cycles>
    <meta:document-statistic meta:table-count="1" meta:cell-count="31" meta:object-count="0"/>
  </office:meta>
</office:document-meta>
</file>